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>
      <style:paragraph-properties fo:padding="0.0291in" fo:border-left="none" fo:border-right="none" fo:border-top="none" fo:border-bottom="0.0008in solid #000000" style:join-border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ment 1.1 - Design Documents &amp; Prototype</text:p>
      <text:list xml:id="list36414212" text:style-name="L5">
        <text:list-item>
          <text:p text:style-name="P4">GDD</text:p>
        </text:list-item>
        <text:list-item>
          <text:p text:style-name="P4">TDD</text:p>
        </text:list-item>
        <text:list-item>
          <text:p text:style-name="P4">Art &amp; Style Guide</text:p>
        </text:list-item>
      </text:list>
      <text:p text:style-name="Standard"/>
      <text:p text:style-name="Standard">Prototype ** Rough idea on how a portion of game will work</text:p>
      <text:p text:style-name="Standard"><text:s text:c="10"/>** Include video (youtube)</text:p>
      <text:p text:style-name="Standard"/>
      <text:p text:style-name="Standard"/>
      <text:p text:style-name="Standard">Assignment 1.2 - Postmortem</text:p>
      <text:list xml:id="list36428321" text:style-name="L4">
        <text:list-item>
          <text:p text:style-name="P3">Document reflecting current project state</text:p>
        </text:list-item>
        <text:list-item>
          <text:p text:style-name="P3">What went right/ wrong</text:p>
        </text:list-item>
        <text:list-item>
          <text:p text:style-name="P3">Group effort document (Collect everyone's opinion, mash together)</text:p>
        </text:list-item>
      </text:list>
      <text:p text:style-name="P7"/>
      <text:p text:style-name="Standard">Week 2</text:p>
      <text:p text:style-name="Standard"/>
      <text:p text:style-name="Standard">Assignment 2.1 – First Milestone </text:p>
      <text:list xml:id="list36409511" text:style-name="L3">
        <text:list-item>
          <text:p text:style-name="P2">One level of intended gameplay (doesn't need to be perfect, mostly core mechanics</text:p>
        </text:list-item>
        <text:list-item>
          <text:p text:style-name="P2">Placeholder art is okay</text:p>
        </text:list-item>
      </text:list>
      <text:p text:style-name="Standard"/>
      <text:p text:style-name="Standard">Assignment 2.2 – Postmortem</text:p>
      <text:p text:style-name="P7"/>
      <text:p text:style-name="Standard">Week 3</text:p>
      <text:p text:style-name="Standard"/>
      <text:p text:style-name="Standard">Assignment 3.1 – Alpha</text:p>
      <text:list xml:id="list36414468" text:style-name="L2">
        <text:list-item>
          <text:p text:style-name="P1">Game is effectively complete</text:p>
        </text:list-item>
        <text:list-item>
          <text:p text:style-name="P1">Tuning / Debugging work to do</text:p>
        </text:list-item>
        <text:list-item>
          <text:p text:style-name="P1">No new features after this point</text:p>
        </text:list-item>
      </text:list>
      <text:p text:style-name="Standard"/>
      <text:p text:style-name="Standard">Assignment 3.2 – Postmortem</text:p>
      <text:p text:style-name="P7"/>
      <text:p text:style-name="Standard">Week 4</text:p>
      <text:p text:style-name="Standard"/>
      <text:p text:style-name="Standard">Assignment 4.1 – Beta</text:p>
      <text:list xml:id="list36439344" text:style-name="L6">
        <text:list-item>
          <text:p text:style-name="P5">Only bug fixes from this point forward (This may not hold true for this class's projects)</text:p>
        </text:list-item>
      </text:list>
      <text:p text:style-name="Standard"/>
      <text:p text:style-name="Standard">Assignment 4.2 – Postmortem</text:p>
      <text:p text:style-name="P7"/>
      <text:p text:style-name="Standard"/>
      <text:p text:style-name="Standard">Week 5</text:p>
      <text:p text:style-name="Standard"/>
      <text:p text:style-name="Standard">Assignment 5.1 – Release</text:p>
      <text:list xml:id="list36446593" text:style-name="L7">
        <text:list-item>
          <text:p text:style-name="P6">Everything completed, great job!</text:p>
        </text:list-item>
      </text:list>
      <text:p text:style-name="Standard"/>
      <text:p text:style-name="Standard">Assignment 5.2 – Class overview Postmor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un Norem</meta:initial-creator>
    <meta:creation-date>2015-06-18T15:36:56.86</meta:creation-date>
    <dc:date>2015-06-18T16:29:19.90</dc:date>
    <dc:creator>Shaun Norem</dc:creator>
    <meta:editing-duration>PT00H52M23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29" meta:word-count="159" meta:character-count="891"/>
  </office:meta>
</office:document-meta>
</file>